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style:text-underline-style="solid" style:text-underline-width="auto" style:text-underline-color="font-color"/>
    </style:style>
    <style:style style:name="P2" style:family="paragraph" style:parent-style-name="Standard">
      <style:text-properties style:font-name="Verdana" style:text-underline-style="none"/>
    </style:style>
    <style:style style:name="P3" style:family="paragraph" style:parent-style-name="Standard" style:list-style-name="L1">
      <style:text-properties style:font-name="Verdana" style:text-underline-style="none"/>
    </style:style>
    <style:style style:name="P4" style:family="paragraph" style:parent-style-name="Standard" style:list-style-name="L2">
      <style:text-properties style:font-name="Verdana" style:text-underline-style="none"/>
    </style:style>
    <style:style style:name="P5" style:family="paragraph" style:parent-style-name="Standard" style:list-style-name="L3">
      <style:text-properties style:font-name="Verdana" style:text-underline-style="none"/>
    </style:style>
    <style:style style:name="P6" style:family="paragraph" style:parent-style-name="Standard" style:list-style-name="L4">
      <style:text-properties style:font-name="Verdana" style:text-underline-style="none"/>
    </style:style>
    <style:style style:name="P7" style:family="paragraph" style:parent-style-name="Standard" style:list-style-name="L5">
      <style:text-properties style:font-name="Verdana" style:text-underline-style="none"/>
    </style:style>
    <style:style style:name="P8" style:family="paragraph" style:parent-style-name="Standard" style:list-style-name="L6">
      <style:text-properties style:font-name="Verdana" style:text-underline-style="none"/>
    </style:style>
    <style:style style:name="P9" style:family="paragraph" style:parent-style-name="Standard" style:list-style-name="L7">
      <style:text-properties style:font-name="Verdana" style:text-underline-style="none"/>
    </style:style>
    <style:style style:name="P10" style:family="paragraph" style:parent-style-name="Standard" style:list-style-name="L8">
      <style:text-properties style:font-name="Verdana" style:text-underline-style="none"/>
    </style:style>
    <style:style style:name="P11" style:family="paragraph" style:parent-style-name="Standard">
      <style:paragraph-properties fo:break-before="page"/>
      <style:text-properties style:font-name="Verdana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endencies</text:p>
      <text:p text:style-name="P1"/>
      <text:list xml:id="list1413525179280302464" text:style-name="L5">
        <text:list-item>
          <text:p text:style-name="P7">Socket.io – Websockets. For communication with the panels in individual therads</text:p>
        </text:list-item>
        <text:list-item>
          <text:p text:style-name="P7">Morgan – Debugging tool</text:p>
        </text:list-item>
        <text:list-item>
          <text:p text:style-name="P7">Moment – Parsing of date and time objects</text:p>
        </text:list-item>
        <text:list-item>
          <text:p text:style-name="P7">body-parser – Parsing the response of API calls</text:p>
        </text:list-item>
        <text:list-item>
          <text:p text:style-name="P7">legacy-encoding – Used to create hex string</text:p>
        </text:list-item>
        <text:list-item>
          <text:p text:style-name="P7">bitwise-xor – Used to carry out XOR operations on hex string</text:p>
        </text:list-item>
        <text:list-item>
          <text:p text:style-name="P7">express – (currently not used). Could be used for web based configuration interface.</text:p>
        </text:list-item>
        <text:list-item>
          <text:p text:style-name="P7">Needle??</text:p>
        </text:list-item>
      </text:list>
      <text:p text:style-name="P2"/>
      <text:p text:style-name="P2"/>
      <text:p text:style-name="P11">File Structure</text:p>
      <text:p text:style-name="P1"/>
      <text:p text:style-name="P2">appPuerto.js – Main file that runs to initiate the applications.</text:p>
      <text:p text:style-name="P2"/>
      <text:p text:style-name="P2">Folder Agente -</text:p>
      <text:list xml:id="list5490316035907826172" text:style-name="L1">
        <text:list-item>
          <text:p text:style-name="P3">agente.js – Agent file. Parses and loads the configuration of the application. Sets dynamic timeouts on load for the API calls, and makes and deals with all calls to the API</text:p>
        </text:list-item>
      </text:list>
      <text:p text:style-name="P2"/>
      <text:p text:style-name="P2">Folder Agente/api</text:p>
      <text:list xml:id="list990630725380207655" text:style-name="L2">
        <text:list-item>
          <text:p text:style-name="P4">config.json – Main application configuration file</text:p>
        </text:list-item>
        <text:list-item>
          <text:p text:style-name="P4">panels.json – Configuration on panels file</text:p>
        </text:list-item>
      </text:list>
      <text:p text:style-name="P2"/>
      <text:p text:style-name="P2">Folder Agente/js</text:p>
      <text:list xml:id="list2451945926041936047" text:style-name="L3">
        <text:list-item>
          <text:p text:style-name="P5">utils.js – Debugging utils</text:p>
        </text:list-item>
      </text:list>
      <text:p text:style-name="P2"/>
      <text:p text:style-name="P2">Folder Agente/js/clases</text:p>
      <text:list xml:id="list70419425087740364" text:style-name="L4">
        <text:list-item>
          <text:p text:style-name="P6">config.js</text:p>
        </text:list-item>
        <text:list-item>
          <text:p text:style-name="P6">fabricante.js – Object that deals with the encoding and decoding of Hex and binary strings</text:p>
        </text:list-item>
        <text:list-item>
          <text:p text:style-name="P6">panel.js – Panel object. One is created for each panel in the panels.json config file. Deals with all behaviours of the panels.</text:p>
        </text:list-item>
        <text:list-item>
          <text:p text:style-name="P6">Servicios.js – Services object. Deals with the parsing of the required services for display in a panel, from the results of API calls.</text:p>
        </text:list-item>
      </text:list>
      <text:p text:style-name="P2"/>
      <text:p text:style-name="P2"/>
      <text:p text:style-name="P11">Application Configuration</text:p>
      <text:p text:style-name="P1"/>
      <text:p text:style-name="P2">Application is configured in the file agente/api/config.js</text:p>
      <text:p text:style-name="P2"/>
      <text:p text:style-name="P2">Parametros:</text:p>
      <text:list xml:id="list2978824962036018033" text:style-name="L6">
        <text:list-item>
          <text:p text:style-name="P8">"numeroReintentos" <text:s/>: Number of times to reattempt communication with panels after connection failure, before closing the connection,</text:p>
        </text:list-item>
        <text:list-item>
          <text:p text:style-name="P8">"tiempoEntreReintento": Number of seconds to wait between reattempting connections,</text:p>
        </text:list-item>
        <text:list-item>
          <text:p text:style-name="P8">"tiempoRefresco" <text:s/>: Number of seconds to wait before making a panel status call,</text:p>
        </text:list-item>
        <text:list-item>
          <text:p text:style-name="P8">"tiempoEspera": Number of seconds to wait for an API response before triggering a timeout,</text:p>
        </text:list-item>
        <text:list-item>
          <text:p text:style-name="P8">"debugmode" : 0 = no debugging 1 = debugging,</text:p>
        </text:list-item>
        <text:list-item>
          <text:p text:style-name="P8">"tiempoDeInmediataz" : Number of minutes until a bus arrives to display the immediate arrival symbol,</text:p>
        </text:list-item>
        <text:list-item>
          <text:p text:style-name="P8">"simboloDeInmediataz" : String. The text display for buses immediately arriving</text:p>
        </text:list-item>
      </text:list>
      <text:p text:style-name="P2"/>
      <text:p text:style-name="P2">Panel types: MARQUESINA/INFORMACION</text:p>
      <text:list xml:id="list6865224163497794774" text:style-name="L7">
        <text:list-item>
          <text:p text:style-name="P9"><text:s/>"lineasTotal" : Total number of lines in panel,</text:p>
        </text:list-item>
        <text:list-item>
          <text:p text:style-name="P9"><text:s/>"lineasServicios" : Number of lines that can be used for services,</text:p>
        </text:list-item>
        <text:list-item>
          <text:p text:style-name="P9"><text:s/>"numeroUltimosServicios" : Number of services remaining in a day to display the last services message,</text:p>
        </text:list-item>
        <text:list-item>
          <text:p text:style-name="P9"><text:s/>"alturaDeLinea" : Pixel height of a line,</text:p>
        </text:list-item>
        <text:list-item>
          <text:p text:style-name="P9"><text:s/>"longitudDeLinea" : Pixel width of a line,</text:p>
        </text:list-item>
        <text:list-item>
          <text:p text:style-name="P9"><text:s/>"maxCaracteresNombre" : Max number of characters in a service name,</text:p>
        </text:list-item>
        <text:list-item>
          <text:p text:style-name="P9"><text:s/>"maxCaractersTotal" : Max number of characters in a line,</text:p>
        </text:list-item>
        <text:list-item>
          <text:p text:style-name="P9"><text:s/>"colorTexto" : NOTE: STRING "01" = amber, "11" = red</text:p>
        </text:list-item>
        <text:list-item>
          <text:p text:style-name="P9"><text:s/>"velocidadTexto" : NOTE STRING ex "04", - speed of scroll text 01-07</text:p>
        </text:list-item>
        <text:list-item>
          <text:p text:style-name="P9"><text:s/>"alturaTexto" : NOTE STRING ex "07" – height of text</text:p>
        </text:list-item>
      </text:list>
      <text:p text:style-name="P2"/>
      <text:p text:style-name="P2">Texts</text:p>
      <text:list xml:id="list8945026803866417013" text:style-name="L8">
        <text:list-item>
          <text:p text:style-name="P10">"ultimo_servicio" : Text display when on final service of day</text:p>
        </text:list-item>
        <text:list-item>
          <text:p text:style-name="P10"><text:s/>"ultimos_servicios" : Text display when on final services</text:p>
        </text:list-item>
        <text:list-item>
          <text:p text:style-name="P10"><text:s/>"servicios_finalizados" : Text display after all services are finished</text:p>
        </text:list-item>
        <text:list-item>
          <text:p text:style-name="P10"><text:s/>"servicioRetrasado" : Text of delayed services</text:p>
        </text:list-item>
        <text:list-item>
          <text:p text:style-name="P10"><text:s/>"servicioCancelado" : Text of cancelled services</text:p>
        </text:list-item>
        <text:list-item>
          <text:p text:style-name="P10"><text:s/>"simboloRetrasoCancelo" : Symbol of displayed and cancelled services</text:p>
        </text:list-item>
      </text:list>
      <text:p text:style-name="P2"/>
      <text:p text:style-name="P2"/>
      <text:p text:style-name="P11">Panel configuration</text:p>
      <text:p text:style-name="P1"/>
      <text:p text:style-name="P2">Panels are congifured in an array in the file agente/api/panels.json</text:p>
      <text:p text:style-name="P2"/>
      <text:p text:style-name="P2">"id" <text:s text:c="14"/>: panel id in panels array, typically 01-14</text:p>
      <text:p text:style-name="P2">"idpanel" <text:s text:c="9"/>: panel id in the API</text:p>
      <text:p text:style-name="P2">"panel" <text:s text:c="11"/>: Text name of panel</text:p>
      <text:p text:style-name="P2">"ip" <text:s text:c="14"/>: " ip of panel GPRS</text:p>
      <text:p text:style-name="P2">"puerto" <text:s text:c="10"/>: port of panel (4001)</text:p>
      <text:p text:style-name="P2">"inactivo" <text:s text:c="8"/>: default as false</text:p>
      <text:p text:style-name="P2">"lineas" <text:s text:c="10"/>: <text:s/>number of lines (now configured in panel types)</text:p>
      <text:p text:style-name="P2">"idestado" <text:s text:c="8"/>: defaults as 0</text:p>
      <text:p text:style-name="P2">"estado" <text:s text:c="10"/>: defaults as null</text:p>
      <text:p text:style-name="P2">"type" <text:s text:c="12"/>: "INFORMACION" or "MARQUESINA"</text:p>
      <text:p text:style-name="P2">"horaEnciendo" <text:s text:c="4"/>: ex "06:00" – string in this format. Time panel turns on</text:p>
      <text:p text:style-name="P2">"horaApago" <text:s text:c="7"/>: ex "24:00" – string in this format. Time panel turns off</text:p>
      <text:p text:style-name="P2">"debug" <text:s text:c="11"/>: 0 = no debug 1 = write debug log for this pan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29S</meta:editing-duration>
    <meta:editing-cycles>6</meta:editing-cycles>
    <meta:generator>OpenOffice/4.1.2$Win32 OpenOffice.org_project/412m3$Build-9782</meta:generator>
    <dc:date>2017-05-01T13:10:05.69</dc:date>
    <meta:document-statistic meta:table-count="0" meta:image-count="0" meta:object-count="0" meta:page-count="4" meta:paragraph-count="66" meta:word-count="596" meta:character-count="3695"/>
    <meta:user-defined meta:name="Info 1"/>
    <meta:user-defined meta:name="Info 2"/>
    <meta:user-defined meta:name="Info 3"/>
    <meta:user-defined meta:name="Info 4"/>
  </office:meta>
</office:document-meta>
</file>